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cc6" officeooo:paragraph-rsid="00062cc6"/>
    </style:style>
    <style:style style:name="P2" style:family="paragraph" style:parent-style-name="Standard">
      <style:text-properties officeooo:rsid="00062cc6" officeooo:paragraph-rsid="0007fb4f"/>
    </style:style>
    <style:style style:name="P3" style:family="paragraph" style:parent-style-name="Standard">
      <style:text-properties officeooo:rsid="00062cc6" officeooo:paragraph-rsid="0009cfd4"/>
    </style:style>
    <style:style style:name="P4" style:family="paragraph" style:parent-style-name="Standard">
      <style:text-properties officeooo:rsid="00062cc6" officeooo:paragraph-rsid="000ad2dc"/>
    </style:style>
    <style:style style:name="P5" style:family="paragraph" style:parent-style-name="Standard">
      <style:text-properties officeooo:rsid="00062cc6" officeooo:paragraph-rsid="000c0042"/>
    </style:style>
    <style:style style:name="P6" style:family="paragraph" style:parent-style-name="Standard">
      <style:text-properties fo:font-size="15pt" fo:font-weight="bold" officeooo:rsid="00062cc6" officeooo:paragraph-rsid="00062cc6" style:font-size-asian="15pt" style:font-weight-asian="bold" style:font-size-complex="15pt" style:font-weight-complex="bold"/>
    </style:style>
    <style:style style:name="P7" style:family="paragraph" style:parent-style-name="Standard">
      <style:text-properties fo:font-weight="bold" officeooo:rsid="00062cc6" officeooo:paragraph-rsid="00062cc6" style:font-weight-asian="bold" style:font-weight-complex="bold"/>
    </style:style>
    <style:style style:name="P8" style:family="paragraph" style:parent-style-name="Standard">
      <style:text-properties fo:font-weight="bold" officeooo:rsid="00062cc6" officeooo:paragraph-rsid="0007fb4f" style:font-weight-asian="bold" style:font-weight-complex="bold"/>
    </style:style>
    <style:style style:name="P9" style:family="paragraph" style:parent-style-name="Standard">
      <style:text-properties fo:font-weight="bold" officeooo:rsid="0007fb4f" officeooo:paragraph-rsid="0007fb4f" style:font-weight-asian="bold" style:font-weight-complex="bold"/>
    </style:style>
    <style:style style:name="P10" style:family="paragraph" style:parent-style-name="Standard">
      <style:text-properties officeooo:rsid="0007fb4f" officeooo:paragraph-rsid="0007fb4f"/>
    </style:style>
    <style:style style:name="P11" style:family="paragraph" style:parent-style-name="Standard">
      <style:text-properties officeooo:rsid="0007fb4f" officeooo:paragraph-rsid="000ad2dc"/>
    </style:style>
    <style:style style:name="P12" style:family="paragraph" style:parent-style-name="Standard">
      <style:text-properties officeooo:rsid="0007fb4f" officeooo:paragraph-rsid="000c0042"/>
    </style:style>
    <style:style style:name="P13" style:family="paragraph" style:parent-style-name="Standard">
      <style:text-properties fo:color="#0000cc" officeooo:rsid="0007fb4f" officeooo:paragraph-rsid="0007fb4f"/>
    </style:style>
    <style:style style:name="P14" style:family="paragraph" style:parent-style-name="Standard">
      <style:text-properties fo:color="#0000cc" officeooo:rsid="00062cc6" officeooo:paragraph-rsid="00062cc6"/>
    </style:style>
    <style:style style:name="P15" style:family="paragraph" style:parent-style-name="Standard">
      <style:text-properties fo:color="#0000cc" officeooo:rsid="000ad2dc" officeooo:paragraph-rsid="000ad2dc"/>
    </style:style>
    <style:style style:name="P16" style:family="paragraph" style:parent-style-name="Standard">
      <style:text-properties fo:color="#0000cc" officeooo:rsid="000c0042" officeooo:paragraph-rsid="000c0042"/>
    </style:style>
    <style:style style:name="P17" style:family="paragraph" style:parent-style-name="Standard">
      <style:text-properties officeooo:rsid="00062cc6" officeooo:paragraph-rsid="000c0042"/>
    </style:style>
    <style:style style:name="P18" style:family="paragraph" style:parent-style-name="Standard">
      <style:text-properties officeooo:rsid="00062cc6" officeooo:paragraph-rsid="0013b952"/>
    </style:style>
    <style:style style:name="P19" style:family="paragraph" style:parent-style-name="Standard">
      <style:text-properties officeooo:rsid="0007fb4f" officeooo:paragraph-rsid="0013b952"/>
    </style:style>
    <style:style style:name="P20" style:family="paragraph" style:parent-style-name="Standard">
      <style:text-properties fo:color="#0000cc" officeooo:rsid="0013b952" officeooo:paragraph-rsid="0013b952"/>
    </style:style>
    <style:style style:name="P21" style:family="paragraph" style:parent-style-name="Standard">
      <style:text-properties fo:font-weight="bold" officeooo:rsid="00062cc6" officeooo:paragraph-rsid="0013b952" style:font-weight-asian="bold" style:font-weight-complex="bold"/>
    </style:style>
    <style:style style:name="P22" style:family="paragraph" style:parent-style-name="Standard">
      <style:text-properties fo:font-weight="bold" officeooo:rsid="0013b952" officeooo:paragraph-rsid="0013b952" style:font-weight-asian="bold" style:font-weight-complex="bold"/>
    </style:style>
    <style:style style:name="P23" style:family="paragraph" style:parent-style-name="Standard">
      <style:text-properties officeooo:rsid="0013b952" officeooo:paragraph-rsid="0013b952"/>
    </style:style>
    <style:style style:name="P24" style:family="paragraph" style:parent-style-name="Standard">
      <style:text-properties style:use-window-font-color="true" officeooo:rsid="0007fb4f" officeooo:paragraph-rsid="0013b952"/>
    </style:style>
    <style:style style:name="T1" style:family="text">
      <style:text-properties officeooo:rsid="0007fb4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9cfd4"/>
    </style:style>
    <style:style style:name="T4" style:family="text">
      <style:text-properties officeooo:rsid="000ad2dc"/>
    </style:style>
    <style:style style:name="T5" style:family="text">
      <style:text-properties officeooo:rsid="000c0042"/>
    </style:style>
    <style:style style:name="T6" style:family="text">
      <style:text-properties officeooo:rsid="0013b952"/>
    </style:style>
    <style:style style:name="T7" style:family="text">
      <style:text-properties fo:color="#0000cc"/>
    </style:style>
    <style:style style:name="T8" style:family="text">
      <style:text-properties fo:color="#0000cc" officeooo:rsid="0013b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lasse PILEDManager</text:p>
      <text:p text:style-name="P1"/>
      <text:p text:style-name="P14">package fotos.net.PILEDManager</text:p>
      <text:p text:style-name="P1"/>
      <text:p text:style-name="P1">Classe qui permet de communiquer avec le microcontrôleur</text:p>
      <text:p text:style-name="P10"/>
      <text:p text:style-name="P9">Constructeur</text:p>
      <text:p text:style-name="P8"/>
      <text:p text:style-name="P13">PiLEDManager(configFilePath:String = "LEDConfig.xml"):void</text:p>
      <text:p text:style-name="P10"><text:tab/><text:span text:style-name="T2">paramètres</text:span></text:p>
      <text:p text:style-name="P2"><text:tab/> <text:span text:style-name="T1">configFilePath<text:tab/>Chemin vers le fichier de configuration xml</text:span></text:p>
      <text:p text:style-name="P1"/>
      <text:p text:style-name="P7">Propriétés</text:p>
      <text:p text:style-name="P1"/>
      <text:p text:style-name="P14">serverIP:String</text:p>
      <text:p text:style-name="P1"><text:tab/>(Lecture seule) <text:s/>L'adresse ip du microcontrôleur</text:p>
      <text:p text:style-name="P1"/>
      <text:p text:style-name="P14">serverPort:uint</text:p>
      <text:p text:style-name="P1"><text:tab/>(Lecture seule) <text:s/>Le port du microcontrôleur</text:p>
      <text:p text:style-name="P1"/>
      <text:p text:style-name="P14">ledTab:Array</text:p>
      <text:p text:style-name="P1"><text:tab/>(Lecture seule) <text:s/>Un tableau <text:span text:style-name="T1">d'objet PiLED </text:span>qui contient tous les références aux LED</text:p>
      <text:p text:style-name="P1"/>
      <text:p text:style-name="P14">connected:Boolean</text:p>
      <text:p text:style-name="P1"><text:tab/>(Lecture seule) <text:s/>true si connecté au microcontrôleur, false si déconnecté.</text:p>
      <text:p text:style-name="P1"/>
      <text:p text:style-name="P7">Méthodes</text:p>
      <text:p text:style-name="P7"/>
      <text:p text:style-name="P13">getStripByName(name:String):PiLED</text:p>
      <text:p text:style-name="P10"><text:tab/>Retourne la référence à l'objet PiLED qui correspond au nom donné en paramètre</text:p>
      <text:p text:style-name="P10"/>
      <text:p text:style-name="P13">getClusterByName(name:String):Array</text:p>
      <text:p text:style-name="P10"><text:tab/>Retourne un tableau d'objet PiLED qui correspond au nom du groupe de LED donné en paramètre</text:p>
      <text:p text:style-name="P10"/>
      <text:p text:style-name="P13">setColorRGB(led:PiLED, ms:uint, r:uint, g:uint, b:uint):Boolean</text:p>
      <text:p text:style-name="P10"><text:tab/>Envoie une requête pour changer la couleur des LED. Retourne true si elle réussie.</text:p>
      <text:p text:style-name="P10"><text:tab/><text:span text:style-name="T2">paramètres</text:span></text:p>
      <text:p text:style-name="P2"><text:tab/> <text:span text:style-name="T1">led<text:tab/><text:tab/>Référence vers le LED à modifier</text:span></text:p>
      <text:p text:style-name="P2"><text:tab/> <text:span text:style-name="T1">ms<text:tab/><text:tab/>La durée de la transition vers la nouvelle couleur</text:span></text:p>
      <text:p text:style-name="P3"><text:tab/> <text:span text:style-name="T3">r<text:tab/><text:tab/>Valeur à donner au rouge. De 0 à 255</text:span></text:p>
      <text:p text:style-name="P3"><text:tab/> <text:span text:style-name="T3">g<text:tab/><text:tab/>Valeur à donner au vert. De 0 à 255</text:span></text:p>
      <text:p text:style-name="P3"><text:tab/> <text:span text:style-name="T3">b<text:tab/><text:tab/>Valeur à donner au bleu. De 0 à 255</text:span></text:p>
      <text:p text:style-name="P3"/>
      <text:p text:style-name="P15">setColorHex(led:PiLED, ms:uint, color:uint):Boolean</text:p>
      <text:p text:style-name="P11"><text:tab/>Envoie une requête pour changer la couleur des LED. Retourne true si elle réussie.</text:p>
      <text:p text:style-name="P11"><text:tab/><text:span text:style-name="T2">paramètres</text:span></text:p>
      <text:p text:style-name="P4"><text:tab/> <text:span text:style-name="T1">led<text:tab/><text:tab/>Référence vers le LED à modifier</text:span></text:p>
      <text:p text:style-name="P4"><text:tab/> <text:span text:style-name="T1">ms<text:tab/><text:tab/>La durée de la transition vers la nouvelle couleur</text:span></text:p>
      <text:p text:style-name="P4"><text:tab/> <text:span text:style-name="T4">hex<text:tab/><text:tab/>Valeur hexadécimale de la couleur à donner. De 0x000000 à 0xFFFFFF</text:span></text:p>
      <text:p text:style-name="P11"/>
      <text:p text:style-name="P15">setClusterColorRGB(name:String, ms:uint, r:uint, g:uint, b:uint):Boolean</text:p>
      <text:p text:style-name="P11"><text:tab/>Envoie une requête pour changer la couleur d<text:span text:style-name="T4">'un groupe de</text:span> LED. Retourne true si elle réussie.</text:p>
      <text:p text:style-name="P11"><text:tab/><text:span text:style-name="T2">paramètres</text:span></text:p>
      <text:p text:style-name="P4"><text:tab/> <text:span text:style-name="T4">name<text:tab/><text:tab/>Nom du groupe à modifier</text:span></text:p>
      <text:p text:style-name="P4"><text:tab/> <text:span text:style-name="T1">ms<text:tab/><text:tab/>La durée de la transition vers la nouvelle couleur</text:span></text:p>
      <text:p text:style-name="P4"><text:tab/> <text:span text:style-name="T3">r<text:tab/><text:tab/>Valeur à donner au rouge. De 0 à 255</text:span></text:p>
      <text:p text:style-name="P4"><text:tab/> <text:span text:style-name="T3">g<text:tab/><text:tab/>Valeur à donner au vert. De 0 à 255</text:span></text:p>
      <text:p text:style-name="P4"><text:tab/> <text:span text:style-name="T3">b<text:tab/><text:tab/>Valeur à donner au bleu. De 0 à 255</text:span></text:p>
      <text:p text:style-name="P4"/>
      <text:p text:style-name="P15">setClusterColorHex(name:String, ms:uint, color:uint):Boolean</text:p>
      <text:p text:style-name="P11"><text:tab/>Envoie une requête pour changer la couleur d<text:span text:style-name="T4">'un groupe de</text:span> LED. Retourne true si elle réussie.</text:p>
      <text:p text:style-name="P11"><text:tab/><text:span text:style-name="T2">paramètres</text:span></text:p>
      <text:p text:style-name="P4"><text:tab/> <text:span text:style-name="T4">name<text:tab/><text:tab/>Nom du groupe à modifier</text:span></text:p>
      <text:p text:style-name="P4"><text:tab/> <text:span text:style-name="T1">ms<text:tab/><text:tab/>La durée de la transition vers la nouvelle couleur</text:span></text:p>
      <text:p text:style-name="P4"><text:tab/> <text:span text:style-name="T4">hex<text:tab/><text:tab/>Valeur hexadécimale de la couleur à donner. De 0x000000 à 0xFFFFFF</text:span></text:p>
      <text:p text:style-name="P1"/>
      <text:p text:style-name="P7">Méthodes Statiques</text:p>
      <text:p text:style-name="P12"/>
      <text:p text:style-name="P16">rgb2hex(r:uint, g:uint, b:uint):uint</text:p>
      <text:p text:style-name="P12"><text:tab/><text:span text:style-name="T5">Transforme une couleur rvb en couleur hexadécimale. Retourne la valeure hexadécimale de la couleur</text:span></text:p>
      <text:p text:style-name="P12"><text:tab/><text:span text:style-name="T2">paramètres</text:span></text:p>
      <text:p text:style-name="P5"><text:tab/> <text:span text:style-name="T3">r<text:tab/><text:tab/>Valeur du rouge. De 0 à 255</text:span></text:p>
      <text:p text:style-name="P5"><text:tab/> <text:span text:style-name="T3">g<text:tab/><text:tab/>Valeur du vert. De 0 à 255</text:span></text:p>
      <text:p text:style-name="P5"><text:tab/> <text:span text:style-name="T3">b<text:tab/><text:tab/>Valeur du bleu. De 0 à 255</text:span></text:p>
      <text:p text:style-name="P5"/>
      <text:p text:style-name="P16">hex2rgb(hex:uint):Array</text:p>
      <text:p text:style-name="P12"><text:tab/><text:span text:style-name="T5">Transforme une couleur hexadécimale en couleur rvb. Retourne un tableau où l'index 0 correspond au rouge, l'index 1 au vert et l'index 2 au bleu.</text:span></text:p>
      <text:p text:style-name="P12"><text:tab/><text:span text:style-name="T2">paramètres</text:span></text:p>
      <text:p text:style-name="P5"><text:tab/> <text:span text:style-name="T4">hex<text:tab/><text:tab/>Valeur hexadécimale de la couleur à <text:s/>convertir. De 0x000000 à 0xFFFFFF</text:span></text:p>
      <text:p text:style-name="P18"/>
      <text:p text:style-name="P22">Évènements</text:p>
      <text:p text:style-name="P21"/>
      <text:p text:style-name="P20">Event.CONNECT</text:p>
      <text:p text:style-name="P19"><text:tab/><text:span text:style-name="T6">Dispatché lorsque connecté au microcontrôleur</text:span></text:p>
      <text:p text:style-name="P18"/>
      <text:p text:style-name="P23"><text:span text:style-name="T7">Event.CLOSE</text:span></text:p>
      <text:p text:style-name="P24"><text:tab/><text:span text:style-name="T6">Dispatché lorsque déconnecté au microcontrôl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3:47:08.121823265</meta:creation-date>
    <dc:date>2015-02-10T14:55:02.224990282</dc:date>
    <meta:editing-duration>PT45M2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1" meta:paragraph-count="65" meta:word-count="423" meta:character-count="2854" meta:non-whitespace-character-count="2408"/>
  </office:meta>
</office:document-meta>
</file>